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00fca" officeooo:paragraph-rsid="001348a8"/>
    </style:style>
    <style:style style:name="P2" style:family="paragraph" style:parent-style-name="Standard">
      <style:text-properties officeooo:rsid="00100fca" officeooo:paragraph-rsid="00157ab7"/>
    </style:style>
    <style:style style:name="P3" style:family="paragraph" style:parent-style-name="Standard">
      <style:text-properties officeooo:rsid="00100fca" officeooo:paragraph-rsid="001747ac"/>
    </style:style>
    <style:style style:name="P4" style:family="paragraph" style:parent-style-name="Standard">
      <style:text-properties officeooo:rsid="001348a8" officeooo:paragraph-rsid="001348a8"/>
    </style:style>
    <style:style style:name="T1" style:family="text">
      <style:text-properties officeooo:rsid="0011b156"/>
    </style:style>
    <style:style style:name="T2" style:family="text">
      <style:text-properties fo:font-weight="bold" style:font-weight-asian="bold" style:font-weight-complex="bold"/>
    </style:style>
    <style:style style:name="T3" style:family="text">
      <style:text-properties fo:font-weight="bold" officeooo:rsid="0011b156" style:font-weight-asian="bold" style:font-weight-complex="bold"/>
    </style:style>
    <style:style style:name="T4" style:family="text">
      <style:text-properties officeooo:rsid="0014f2c7"/>
    </style:style>
    <style:style style:name="T5" style:family="text">
      <style:text-properties officeooo:rsid="00157ab7"/>
    </style:style>
    <style:style style:name="T6" style:family="text">
      <style:text-properties officeooo:rsid="0016dcd8"/>
    </style:style>
    <style:style style:name="T7" style:family="text">
      <style:text-properties officeooo:rsid="001747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Règles du jeu : </text:span><text:line-break/><text:line-break/><text:span text:style-name="T3">But du jeu : </text:span><text:span text:style-name="T1">trouver la destination finale !<text:line-break/><text:line-break/>Au démarrage d’une partie, une indication sera affichée à l’écran.<text:line-break/>Grâce à cette indication, le joueur devra trouver le lieu correspondant sur la map et devra cliquer à cet endroit.<text:line-break/>Si la réponse est juste, le joueur récoltera un indice qui s’affichera dans la liste des indices en bas de l’écran.</text:span></text:p>
      <text:p text:style-name="P4">L’indication pour le lieu à trouver suivant s’affichera a<text:span text:style-name="T6">lors</text:span> à l’écran <text:span text:style-name="T4">et ainsi de suite.</text:span></text:p>
      <text:p text:style-name="P2"><text:span text:style-name="T1"><text:line-break/>S’il ne trouve pas le lieu du premier coup, il aura droit à une deuxième chance.<text:line-break/>Si au bout de la deuxième chance il ne trouve toujours pas la bonne réponse, il perdra alors sa chance de récolter un indice de plus, mais pour avancer dans le jeu, il devra absolument trouver ce lieu, sinon, il devra déclarer forfait et perdra donc la partie.</text:span></text:p>
      <text:p text:style-name="P2"/>
      <text:p text:style-name="P3"><text:span text:style-name="T5">Enfin, le lieu numéro 6 correspond à la destination finale !<text:line-break/>Le joueur pourra trouver la destination finale grâce aux indices qu’il aura récoltés pendant la partie (il peut en récolter 5 au maximum).</text:span></text:p>
      <text:p text:style-name="P3"><text:span text:style-name="T7">Il dispose de 5 chances pour trouver celle-ci.<text:line-break/>S’il trouve la destination finale, il gagne la partie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7:54:13.731169012</meta:creation-date>
    <dc:date>2017-02-10T18:25:19.006536066</dc:date>
    <meta:editing-duration>PT26M52S</meta:editing-duration>
    <meta:editing-cycles>10</meta:editing-cycles>
    <meta:generator>LibreOffice/5.2.1.2$Linux_X86_64 LibreOffice_project/20m0$Build-2</meta:generator>
    <meta:document-statistic meta:table-count="0" meta:image-count="0" meta:object-count="0" meta:page-count="1" meta:paragraph-count="5" meta:word-count="195" meta:character-count="1095" meta:non-whitespace-character-count="900"/>
  </office:meta>
</office:document-meta>
</file>